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9.34cm" fo:min-width="25.44cm"/>
    </style:style>
    <style:style style:name="gr2" style:family="graphic" style:parent-style-name="standard" style:list-style-name="L1">
      <style:graphic-properties svg:stroke-color="#000000" draw:fill="solid" draw:fill-color="#333333" draw:textarea-horizontal-align="left" draw:textarea-vertical-align="top" draw:auto-grow-height="false" fo:min-height="15.24cm" fo:min-width="13.10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74cm" fo:min-width="2.14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74cm" fo:min-width="4.09cm"/>
      <style:paragraph-properties style:writing-mode="lr-tb"/>
    </style:style>
    <style:style style:name="gr5" style:family="graphic" style:parent-style-name="standard">
      <style:graphic-properties svg:stroke-color="#3465a4" draw:fill="solid" draw:fill-color="#cccccc" draw:textarea-horizontal-align="justify" draw:textarea-vertical-align="middle" draw:auto-grow-height="false" fo:min-height="17.04cm" fo:min-width="11.64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6.009cm" fo:min-width="11.268cm" fo:wrap-option="wrap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otted" svg:stroke-color="#999999" draw:fill="solid" draw:textarea-vertical-align="middle"/>
    </style:style>
    <style:style style:name="gr9" style:family="graphic" style:parent-style-name="standard">
      <style:graphic-properties draw:fill="solid" draw:fill-color="#ff4000" draw:textarea-horizontal-align="justify" draw:textarea-vertical-align="middle" draw:auto-grow-height="false" fo:min-height="0.974cm" fo:min-width="5.768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341cm" fo:min-width="2.917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24cm" fo:min-width="10.899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left" draw:textarea-vertical-align="top" draw:auto-grow-height="false" fo:min-height="0.85cm" fo:min-width="11.268cm" fo:wrap-option="wrap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341cm" fo:min-width="3.117cm"/>
      <style:paragraph-properties style:writing-mode="lr-tb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884cm" fo:min-width="2.159cm"/>
      <style:paragraph-properties style:writing-mode="lr-tb"/>
    </style:style>
    <style:style style:name="gr15" style:family="graphic" style:parent-style-name="standard">
      <style:graphic-properties draw:fill="solid" draw:fill-color="#00f7ff" draw:textarea-horizontal-align="justify" draw:textarea-vertical-align="middle" draw:auto-grow-height="false" fo:min-height="0.104cm" fo:min-width="0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8.9cm"/>
      <style:paragraph-properties style:writing-mode="lr-tb"/>
    </style:style>
    <style:style style:name="co1" style:family="table-column">
      <style:table-column-properties style:column-width="5.701cm" style:use-optimal-column-width="false"/>
    </style:style>
    <style:style style:name="co2" style:family="table-column">
      <style:table-column-properties style:column-width="5.699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dddddd"/>
    </style:style>
    <style:style style:name="P3" style:family="paragraph">
      <loext:graphic-properties draw:fill="solid" draw:fill-color="#333333"/>
      <style:paragraph-properties fo:margin-left="0cm" fo:margin-right="0cm" fo:margin-top="0cm" fo:margin-bottom="0cm" fo:line-height="100%" fo:text-align="start" fo:text-indent="0cm" style:writing-mode="lr-tb"/>
      <style:text-properties fo:color="#ddddd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ff4000"/>
      <style:paragraph-properties fo:text-align="center" style:writing-mode="lr-tb"/>
    </style:style>
    <style:style style:name="P10" style:family="paragraph">
      <style:paragraph-properties fo:text-align="justify" style:writing-mode="lr-tb"/>
    </style:style>
    <style:style style:name="P11" style:family="paragraph">
      <loext:graphic-properties draw:fill="solid" draw:fill-color="#ffffff"/>
      <style:paragraph-properties fo:text-align="justify" style:writing-mode="lr-tb"/>
    </style:style>
    <style:style style:name="P12" style:family="paragraph">
      <style:paragraph-properties fo:text-align="justify" style:writing-mode="lr-tb"/>
      <style:text-properties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justify" style:writing-mode="lr-tb"/>
      <style:text-properties fo:font-style="italic" style:font-style-asian="italic" style:font-style-complex="italic"/>
    </style:style>
    <style:style style:name="P14" style:family="paragraph">
      <loext:graphic-properties draw:fill="solid" draw:fill-color="#ffff00"/>
      <style:paragraph-properties fo:text-align="center" style:writing-mode="lr-tb"/>
    </style:style>
    <style:style style:name="P15" style:family="paragraph">
      <loext:graphic-properties draw:fill="solid" draw:fill-color="#00f7ff"/>
      <style:paragraph-properties fo:text-align="center"/>
    </style:style>
    <style:style style:name="T1" style:family="text">
      <style:text-properties fo:color="#dddddd" fo:font-size="18pt" fo:font-weight="bold" style:font-size-asian="18pt" style:font-size-complex="18pt"/>
    </style:style>
    <style:style style:name="T2" style:family="text">
      <style:text-properties fo:color="#dddddd"/>
    </style:style>
    <style:style style:name="T3" style:family="text">
      <style:text-properties fo:color="#999999" fo:font-size="16pt" style:font-size-asian="16pt" style:font-size-complex="16pt"/>
    </style:style>
    <style:style style:name="T4" style:family="text">
      <style:text-properties fo:color="#dddddd" fo:font-size="16pt" style:font-size-asian="16pt" style:font-size-complex="16pt"/>
    </style:style>
    <style:style style:name="T5" style:family="text">
      <style:text-properties fo:color="#999999" fo:font-size="16pt" fo:background-color="#069a2e" style:font-size-asian="16pt" style:font-size-complex="16pt"/>
    </style:style>
    <style:style style:name="T6" style:family="text">
      <style:text-properties fo:color="#dddddd" fo:font-size="16pt" fo:background-color="#069a2e" style:font-size-asian="16pt" style:font-size-complex="16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609cm" svg:height="15.49cm" svg:x="0.991cm" svg:y="5.097cm">
          <text:p text:style-name="P2"><text:span text:style-name="T1">Programmablauf</text:span></text:p>
          <text:p text:style-name="P2"><text:span text:style-name="T2"/></text:p>
          <text:p text:style-name="P2"><text:span text:style-name="T3"><text:s text:c="4"/></text:span><text:span text:style-name="T3">1.</text:span><text:span text:style-name="T4"> set r1 r1 0</text:span></text:p>
          <text:p text:style-name="P2"><text:span text:style-name="T5"><text:s text:c="4"/></text:span><text:span text:style-name="T6">2. add r1 r2 20 <text:s text:c="57"/></text:span></text:p>
          <text:p text:style-name="P2"><text:span text:style-name="T3"><text:s text:c="4"/></text:span><text:span text:style-name="T4">3. ldd r2 r1 10</text:span></text:p>
          <text:p text:style-name="P2"><text:span text:style-name="T3"><text:s text:c="4"/></text:span><text:span text:style-name="T4">…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><text:s text:c="4"/></text:span><text:span text:style-name="T4">...</text:span></text:p>
          <text:p text:style-name="P2"><text:span text:style-name="T3"><text:s text:c="4"/></text:span><text:span text:style-name="T4">34. 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781cm" svg:height="1.356cm" svg:x="1.278cm" svg:y="1.444cm">
          <text:p text:style-name="P4">Run 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722cm" svg:height="1.356cm" svg:x="4.359cm" svg:y="1.444cm">
          <text:p text:style-name="P4">Step Forwa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2.14cm" svg:height="17.29cm" svg:x="14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1.768cm" svg:height="6.259cm" svg:x="14.932cm" svg:y="3.441cm">
          <text:p text:style-name="P4"><text:span text:style-name="T7">Register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0.979cm" svg:y1="6.205cm" svg:x2="14.343cm" svg:y2="6.205cm">
          <text:p/>
        </draw:line>
        <draw:line draw:style-name="gr8" draw:text-style-name="P8" draw:layer="layout" svg:x1="0.9cm" svg:y1="7.099cm" svg:x2="14.421cm" svg:y2="7.01cm">
          <text:p/>
        </draw:line>
        <draw:line draw:style-name="gr8" draw:text-style-name="P8" draw:layer="layout" svg:x1="0.9cm" svg:y1="8.44cm" svg:x2="14.421cm" svg:y2="8.351cm">
          <text:p/>
        </draw:line>
        <draw:line draw:style-name="gr8" draw:text-style-name="P8" draw:layer="layout" svg:x1="0.9cm" svg:y1="9.155cm" svg:x2="14.421cm" svg:y2="9.066cm">
          <text:p/>
        </draw:line>
        <draw:line draw:style-name="gr8" draw:text-style-name="P8" draw:layer="layout" svg:x1="0.8cm" svg:y1="19.7cm" svg:x2="18cm" svg:y2="19.6cm">
          <text:p/>
        </draw:line>
        <draw:custom-shape draw:style-name="gr9" draw:text-style-name="P9" draw:layer="layout" svg:width="6.4cm" svg:height="1.356cm" svg:x="20.3cm" svg:y="1.4cm">
          <text:p text:style-name="P4">Zurück zum Edi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722cm" svg:height="1.356cm" svg:x="9.278cm" svg:y="1.444cm">
          <text:p text:style-name="P4">Step Backwa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1.399cm" svg:height="3.887cm" svg:x="15.154cm" svg:y="5.6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r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r2</text:p>
              </table:table-cell>
              <table:table-cell>
                <text:p>20</text:p>
              </table:table-cell>
            </table:table-row>
            <table:table-row table:style-name="ro1" table:default-cell-style-name="gray1">
              <table:table-cell>
                <text:p>r3</text:p>
              </table:table-cell>
              <table:table-cell>
                <text:p>301</text:p>
              </table:table-cell>
            </table:table-row>
            <table:table-row table:style-name="ro1" table:default-cell-style-name="gray2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1" draw:layer="layout" svg:width="3.481cm" svg:height="0.655cm" svg:x="23cm" svg:y="3.645cm">
          <text:p text:style-name="P10">Einklapp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1.481cm" svg:height="0.856cm" svg:x="15.119cm" svg:y="4.6cm">
          <text:p text:style-name="P12"><text:span text:style-name="T9">… </text:span><text:span text:style-name="T9">tippe zum suchen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1.768cm" svg:height="6.259cm" svg:x="14.932cm" svg:y="10cm">
          <text:p text:style-name="P4"><text:span text:style-name="T7">Datenspeicher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frame draw:style-name="standard" draw:layer="layout" svg:width="11.399cm" svg:height="3.887cm" svg:x="15.154cm" svg:y="12.2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r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r2</text:p>
              </table:table-cell>
              <table:table-cell>
                <text:p>20</text:p>
              </table:table-cell>
            </table:table-row>
            <table:table-row table:style-name="ro1" table:default-cell-style-name="gray1">
              <table:table-cell>
                <text:p>r3</text:p>
              </table:table-cell>
              <table:table-cell>
                <text:p>301</text:p>
              </table:table-cell>
            </table:table-row>
            <table:table-row table:style-name="ro1" table:default-cell-style-name="gray2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0" draw:text-style-name="P11" draw:layer="layout" svg:width="3.481cm" svg:height="0.655cm" svg:x="23cm" svg:y="10.204cm">
          <text:p text:style-name="P10">Einklapp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1.481cm" svg:height="0.856cm" svg:x="15.119cm" svg:y="11.159cm">
          <text:p text:style-name="P12"><text:span text:style-name="T9">… </text:span><text:span text:style-name="T9">tippe zum suchen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1.768cm" svg:height="1.1cm" svg:x="14.932cm" svg:y="16.5cm">
          <text:p text:style-name="P4"><text:span text:style-name="T7">Ein-/Ausgabereg.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681cm" svg:height="0.655cm" svg:x="22.8cm" svg:y="16.745cm">
          <text:p text:style-name="P10">Ausklapp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1.768cm" svg:height="1.1cm" svg:x="14.932cm" svg:y="17.8cm">
          <text:p text:style-name="P4"><text:span text:style-name="T7">Instruktionssp.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681cm" svg:height="0.655cm" svg:x="22.8cm" svg:y="18.045cm">
          <text:p text:style-name="P10">Ausklapp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1.768cm" svg:height="1.1cm" svg:x="14.932cm" svg:y="19.1cm">
          <text:p text:style-name="P4"><text:span text:style-name="T7">Steuerleitungen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681cm" svg:height="0.655cm" svg:x="22.8cm" svg:y="19.345cm">
          <text:p text:style-name="P10">Ausklapp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2.781cm" svg:height="1.256cm" svg:x="11.219cm" svg:y="3.435cm">
          <text:p text:style-name="P4">Re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0.5cm" svg:height="0.5cm" svg:x="1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5cm" svg:height="0.5cm" svg:x="1.2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9.4cm" svg:height="1.2cm" svg:x="1.333cm" svg:y="3.5cm">
          <text:p text:style-name="P4">Status: Zeile 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2T12:03:03.618408506</meta:creation-date>
    <dc:date>2020-03-12T12:09:25.323575439</dc:date>
    <meta:editing-duration>PT21M32S</meta:editing-duration>
    <meta:editing-cycles>5</meta:editing-cycles>
    <meta:generator>LibreOffice/6.3.5.2$Linux_X86_64 LibreOffice_project/30$Build-2</meta:generator>
    <meta:document-statistic meta:object-count="30"/>
  </office:meta>
</office:document-meta>
</file>